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4.592cm"/>
    </style:style>
    <style:style style:name="gr2" style:family="graphic" style:parent-style-name="standard">
      <style:graphic-properties draw:textarea-horizontal-align="justify" draw:textarea-vertical-align="middle" draw:auto-grow-height="false" fo:min-height="1.072cm" fo:min-width="3.97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5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2cm" svg:height="2.3cm" svg:x="5.8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1cm" svg:height="2.1cm" svg:x="5.7cm" svg:y="5.4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4cm" svg:y1="4.2cm" svg:x2="10.138cm" svg:y2="5.4cm" draw:start-shape="id1" draw:start-glue-point="8" draw:end-shape="id2" draw:end-glue-point="4" svg:d="M9400 4200l738 1200" svg:viewBox="0 0 739 1201">
          <text:p/>
        </draw:connector>
        <draw:custom-shape draw:style-name="gr2" draw:text-style-name="P1" xml:id="id3" draw:id="id3" draw:layer="layout" svg:width="7.1cm" svg:height="2.1cm" svg:x="5.6cm" svg:y="8.7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25cm" svg:y1="7.5cm" svg:x2="9.15cm" svg:y2="8.7cm" draw:start-shape="id2" draw:start-glue-point="8" draw:end-shape="id3" draw:end-glue-point="5" svg:d="M9250 7500l-100 1200" svg:viewBox="0 0 101 1201">
          <text:p/>
        </draw:connector>
        <draw:custom-shape draw:style-name="gr4" draw:text-style-name="P1" xml:id="id4" draw:id="id4" draw:layer="layout" svg:width="6.4cm" svg:height="2.3cm" svg:x="5.7cm" svg:y="12.1cm">
          <text:p text:style-name="P1">suma = a + b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15cm" svg:y1="10.8cm" svg:x2="8.9cm" svg:y2="12.1cm" draw:start-shape="id3" draw:start-glue-point="8" draw:end-shape="id4" svg:d="M9150 10800l-250 1300" svg:viewBox="0 0 251 1301">
          <text:p/>
        </draw:connector>
        <draw:custom-shape draw:style-name="gr2" draw:text-style-name="P1" xml:id="id5" draw:id="id5" draw:layer="layout" svg:width="7.1cm" svg:height="2.1cm" svg:x="5.1cm" svg:y="15.6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8.9cm" svg:y1="14.4cm" svg:x2="8.65cm" svg:y2="15.6cm" draw:start-shape="id4" draw:start-glue-point="2" draw:end-shape="id5" draw:end-glue-point="5" svg:d="M8900 14400l-250 1200" svg:viewBox="0 0 251 1201">
          <text:p/>
        </draw:connector>
        <draw:custom-shape draw:style-name="gr1" draw:text-style-name="P1" xml:id="id6" draw:id="id6" draw:layer="layout" svg:width="7.2cm" svg:height="2.3cm" svg:x="4.8cm" svg:y="18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8.65cm" svg:y1="17.7cm" svg:x2="8.4cm" svg:y2="18.9cm" draw:start-shape="id5" draw:start-glue-point="8" draw:end-shape="id6" draw:end-glue-point="4" svg:d="M8650 17700l-250 1200" svg:viewBox="0 0 2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8.881925760</meta:creation-date>
    <dc:date>2019-11-06T07:52:39.400694322</dc:date>
    <meta:editing-duration>PT6M41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